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cc00" draw:opacity="100%" draw:textarea-horizontal-align="justify" draw:textarea-vertical-align="middle" draw:auto-grow-height="false" fo:min-height="9.744cm" fo:min-width="13.294cm" fo:padding-top="0.178cm" fo:padding-bottom="0.178cm" fo:padding-left="0.303cm" fo:padding-right="0.303cm"/>
    </style:style>
    <style:style style:name="gr2" style:family="graphic" style:parent-style-name="objectwithoutfill">
      <style:graphic-properties svg:stroke-color="#ffffff" draw:fill="solid" draw:fill-color="#66ffff" draw:textarea-vertical-align="middle"/>
    </style:style>
    <style:style style:name="gr3" style:family="graphic" style:parent-style-name="objectwithoutfill">
      <style:graphic-properties svg:stroke-color="#ffffff" draw:fill="solid" draw:fill-color="#00ccff" draw:textarea-vertical-align="middle"/>
    </style:style>
    <style:style style:name="gr4" style:family="graphic" style:parent-style-name="standard">
      <style:graphic-properties svg:stroke-color="#ffffff" draw:fill-color="#33ff99" draw:textarea-horizontal-align="justify" draw:textarea-vertical-align="middle" draw:auto-grow-height="false" fo:min-height="1.75cm" fo:min-width="5.5cm"/>
    </style:style>
    <style:style style:name="gr5" style:family="graphic" style:parent-style-name="standard">
      <style:graphic-properties svg:stroke-color="#ffffff" draw:fill-color="#99ff66" draw:textarea-horizontal-align="justify" draw:textarea-vertical-align="middle" draw:auto-grow-height="false" fo:min-height="1.75cm" fo:min-width="5.5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000000" draw:marker-start="Circle" draw:marker-start-width="0.321cm" draw:marker-end-width="0.321cm" draw:fill="solid" draw:fill-color="#6666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6666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81cm" svg:stroke-color="#000000" draw:marker-start="Circle" draw:marker-start-width="0.321cm" draw:marker-end-width="0.321cm" draw:fill="solid" draw:fill-color="#ffff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81cm" svg:stroke-color="#000000" draw:marker-start="Circle" draw:marker-start-width="0.321cm" draw:marker-end-width="0.321cm" draw:fill-color="#ffff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06cm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stroke="none" svg:stroke-color="#000000" draw:fill="solid" draw:fill-color="#6666ff" draw:textarea-horizontal-align="left" draw:auto-grow-height="true" draw:auto-grow-width="false" fo:min-height="0.853cm" fo:min-width="2.479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solid" draw:fill-color="#6666ff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3cm" fo:min-width="2.479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1.578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4.578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9999" draw:opacity="100%" draw:textarea-horizontal-align="justify" draw:textarea-vertical-align="middle" draw:auto-grow-height="false" fo:min-height="9.744cm" fo:min-width="13.2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25" style:family="graphic" style:parent-style-name="standard">
      <style:graphic-properties svg:stroke-width="0.081cm" svg:stroke-color="#000000" draw:marker-start="Circle" draw:marker-start-width="0.321cm" draw:marker-end-width="0.321cm" draw:fill-color="#ffffff" draw:opacity="100%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6666ff" draw:opacity="0%" draw:textarea-horizontal-align="justify" draw:textarea-vertical-align="middle" draw:auto-grow-height="false" fo:min-height="0.728cm" fo:min-width="1.852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2.479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6666ff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solid" draw:fill-color="#ff9999" draw:opacity="100%" draw:textarea-horizontal-align="justify" draw:textarea-vertical-align="middle" draw:auto-grow-height="false" fo:min-height="9.744cm" fo:min-width="13.29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false" fo:min-height="0.853cm" fo:min-width="2.479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1.578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4.578cm" fo:padding-top="0.178cm" fo:padding-bottom="0.178cm" fo:padding-left="0.303cm" fo:padding-right="0.303cm"/>
    </style:style>
    <style:style style:name="gr35" style:family="graphic" style:parent-style-name="standard">
      <style:graphic-properties svg:stroke-width="0.081cm" svg:stroke-color="#000000" draw:marker-start="Circle" draw:marker-start-width="0.321cm" draw:marker-end-width="0.321cm" draw:fill="solid" draw:fill-color="#ff3333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38" style:family="graphic" style:parent-style-name="standard">
      <style:graphic-properties svg:stroke-width="0.081cm" svg:stroke-color="#000000" draw:marker-start="Circle" draw:marker-start-width="0.321cm" draw:marker-end-width="0.321cm" draw:fill="solid" draw:fill-color="#ff3333" draw:opacity="100%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solid" draw:fill-color="#ff3333" draw:opacity="100%" draw:textarea-horizontal-align="left" draw:auto-grow-height="true" draw:auto-grow-width="true" fo:min-height="0cm" fo:min-width="0cm"/>
    </style:style>
    <style:style style:name="P1" style:family="paragraph">
      <loext:graphic-properties draw:fill-color="#ffcc00" draw:opacity="100%"/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6666ff"/>
      <style:paragraph-properties fo:text-align="center"/>
    </style:style>
    <style:style style:name="P8" style:family="paragraph">
      <style:text-properties fo:font-size="24pt"/>
    </style:style>
    <style:style style:name="P9" style:family="paragraph">
      <loext:graphic-properties draw:fill="solid" draw:fill-color="#6666ff"/>
      <style:text-properties fo:font-size="2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solid" draw:fill-color="#ffffff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solid" draw:fill-color="#6666ff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loext:graphic-properties draw:fill="solid" draw:fill-color="#6666ff"/>
      <style:text-properties fo:font-size="20pt" style:font-size-asian="20pt" style:font-size-complex="20pt"/>
    </style:style>
    <style:style style:name="P20" style:family="paragraph">
      <loext:graphic-properties draw:fill="solid" draw:fill-color="#6666ff" draw:opacity="0%"/>
      <style:paragraph-properties fo:text-align="center"/>
    </style:style>
    <style:style style:name="P21" style:family="paragraph">
      <loext:graphic-properties draw:fill="solid" draw:fill-color="#ffffff"/>
      <style:text-properties fo:font-size="20pt" style:font-size-asian="20pt" style:font-size-complex="20pt"/>
    </style:style>
    <style:style style:name="P22" style:family="paragraph">
      <loext:graphic-properties draw:fill="solid" draw:fill-color="#ffffff" draw:opacity="0%"/>
      <style:paragraph-properties fo:text-align="center"/>
    </style:style>
    <style:style style:name="P23" style:family="paragraph">
      <loext:graphic-properties draw:fill-color="#ff9999" draw:opacity="100%"/>
      <style:paragraph-properties fo:text-align="center"/>
    </style:style>
    <style:style style:name="P24" style:family="paragraph">
      <loext:graphic-properties draw:fill-color="#ffffff" draw:opacity="100%"/>
      <style:paragraph-properties fo:text-align="center"/>
    </style:style>
    <style:style style:name="P25" style:family="paragraph">
      <loext:graphic-properties draw:fill="none" draw:fill-color="#ffffff" draw:opacity="100%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20pt" style:font-size-asian="20pt" style:font-size-complex="20pt"/>
    </style:style>
    <style:style style:name="P27" style:family="paragraph">
      <loext:graphic-properties draw:fill-color="#6666ff" draw:opacity="0%"/>
      <style:paragraph-properties fo:text-align="center"/>
    </style:style>
    <style:style style:name="P28" style:family="paragraph">
      <loext:graphic-properties draw:fill="solid" draw:fill-color="#ff9999" draw:opacity="100%"/>
      <style:paragraph-properties fo:text-align="center"/>
    </style:style>
    <style:style style:name="P29" style:family="paragraph">
      <loext:graphic-properties draw:fill="solid" draw:fill-color="#ff3333"/>
      <style:text-properties fo:font-size="20pt" style:font-size-asian="20pt" style:font-size-complex="20pt"/>
    </style:style>
    <style:style style:name="P30" style:family="paragraph">
      <loext:graphic-properties draw:fill="solid" draw:fill-color="#ff3333" draw:opacity="0%"/>
      <style:paragraph-properties fo:text-align="center"/>
    </style:style>
    <style:style style:name="P31" style:family="paragraph">
      <loext:graphic-properties draw:fill="solid" draw:fill-color="#ffffff"/>
      <style:text-properties fo:font-size="24pt"/>
    </style:style>
    <style:style style:name="P32" style:family="paragraph">
      <loext:graphic-properties draw:fill="solid" draw:fill-color="#ff3333"/>
      <style:paragraph-properties fo:text-align="center"/>
    </style:style>
    <style:style style:name="P33" style:family="paragraph">
      <loext:graphic-properties draw:fill="solid" draw:fill-color="#ff3333"/>
      <style:text-properties fo:font-size="24pt" style:font-size-asian="24pt" style:font-size-complex="24pt"/>
    </style:style>
    <style:style style:name="P34" style:family="paragraph">
      <loext:graphic-properties draw:fill="solid" draw:fill-color="#ff3333" draw:opacity="100%"/>
      <style:paragraph-properties fo:text-align="center"/>
    </style:style>
    <style:style style:name="P35" style:family="paragraph">
      <loext:graphic-properties draw:fill="solid" draw:fill-color="#ff3333" draw:opacity="100%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2" draw:id="id2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6" draw:text-style-name="P19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17" draw:text-style-name="P20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frame draw:style-name="gr12" draw:text-style-name="P17" draw:layer="layout" svg:width="0.853cm" svg:height="0.962cm" svg:x="7.447cm" svg:y="10.4cm">
          <draw:text-box>
            <text:p>2</text:p>
          </draw:text-box>
        </draw:frame>
        <draw:g xml:id="id1" draw:id="id1">
          <draw:frame draw:style-name="gr18" draw:text-style-name="P21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1" draw:start-glue-point="2" draw:end-shape="id2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custom-shape draw:style-name="gr23" draw:text-style-name="P23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4" draw:id="id4">
          <draw:custom-shape draw:style-name="gr7" draw:text-style-name="P7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18" draw:text-style-name="P21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3" draw:start-glue-point="2" draw:end-shape="id4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Default"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</draw:page>
      <draw:page draw:name="page3" draw:style-name="dp1" draw:master-page-name="Default"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line draw:style-name="gr6" draw:text-style-name="P6" draw:layer="layout" svg:x1="11.674cm" svg:y1="4.407cm" svg:x2="11.674cm" svg:y2="9.607cm">
          <text:p/>
        </draw:lin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</draw:page>
      <draw:page draw:name="page4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</text:span><text:span text:style-name="T1">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</text:span><text:span text:style-name="T1">.</text:span><text:span text:style-name="T1">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line draw:style-name="gr6" draw:text-style-name="P6" draw:layer="layout" svg:x1="11.7cm" svg:y1="4.406cm" svg:x2="11.7cm" svg:y2="9.606cm">
          <text:p/>
        </draw:line>
        <draw:g xml:id="id5" draw:id="id5">
          <draw:frame draw:style-name="gr18" draw:text-style-name="P21" draw:layer="layout" svg:width="2.979cm" svg:height="1.103cm" svg:x="3.307cm" svg:y="4.451cm">
            <draw:text-box>
              <text:p text:style-name="P18"><text:span text:style-name="T2">Read 0</text:span></text:p>
            </draw:text-box>
          </draw:frame>
          <draw:custom-shape draw:style-name="gr20" draw:text-style-name="P22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frame draw:style-name="gr18" draw:text-style-name="P21" draw:layer="layout" svg:width="2.979cm" svg:height="1.103cm" svg:x="7.307cm" svg:y="4.452cm">
            <draw:text-box>
              <text:p text:style-name="P18"><text:span text:style-name="T2">Read 1</text:span></text:p>
            </draw:text-box>
          </draw:frame>
          <draw:custom-shape draw:style-name="gr20" draw:text-style-name="P22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7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31cm" svg:y="7.421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4cm" svg:y="6.306cm">
          <draw:text-box>
            <text:p>2</text:p>
          </draw:text-box>
        </draw:frame>
        <draw:connector draw:style-name="gr14" draw:text-style-name="P6" draw:layer="layout" draw:type="lines" svg:x1="4.1cm" svg:y1="2.806cm" svg:x2="4.715cm" svg:y2="4.406cm" draw:end-shape="id5" draw:end-glue-point="0" svg:d="M4100 2806l615 1047v553" svg:viewBox="0 0 616 1601">
          <text:p/>
        </draw:connector>
        <draw:connector draw:style-name="gr14" draw:text-style-name="P6" draw:layer="layout" draw:type="lines" svg:x1="7.101cm" svg:y1="2.807cm" svg:x2="8.715cm" svg:y2="4.407cm" draw:end-shape="id6" svg:d="M7101 2807l1614 1047v553" svg:viewBox="0 0 1615 1601">
          <text:p/>
        </draw:connector>
        <draw:line draw:style-name="gr6" draw:text-style-name="P6" draw:layer="layout" svg:x1="2.7cm" svg:y1="9.606cm" svg:x2="11.7cm" svg:y2="9.606cm">
          <text:p/>
        </draw:line>
        <draw:path draw:style-name="gr13" draw:text-style-name="P6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6cm" svg:y="6.406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22cm" svg:y="7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43cm" svg:y="7.514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4943265850128cm 7.87998914534851cm)" svg:viewBox="0 0 1377 1320" svg:d="M728 0c1778 0-649 2405-728 721">
            <text:p/>
          </draw:path>
        </draw:g>
        <draw:line draw:style-name="gr6" draw:text-style-name="P6" draw:layer="layout" svg:x1="14.7cm" svg:y1="3.006cm" svg:x2="20.7cm" svg:y2="4.406cm">
          <text:p/>
        </draw:line>
        <draw:line draw:style-name="gr6" draw:text-style-name="P6" draw:layer="layout" svg:x1="20.7cm" svg:y1="4.406cm" svg:x2="20.7cm" svg:y2="9.606cm">
          <text:p/>
        </draw:line>
        <draw:g>
          <draw:frame draw:style-name="gr18" draw:text-style-name="P21" draw:layer="layout" svg:width="2.979cm" svg:height="1.103cm" svg:x="12.307cm" svg:y="4.446cm">
            <draw:text-box>
              <text:p text:style-name="P18"><text:span text:style-name="T2">Read </text:span><text:span text:style-name="T2">0</text:span></text:p>
            </draw:text-box>
          </draw:frame>
          <draw:custom-shape draw:style-name="gr20" draw:text-style-name="P22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307cm" svg:y="4.447cm">
            <draw:text-box>
              <text:p text:style-name="P18"><text:span text:style-name="T2">Read </text:span><text:span text:style-name="T2">1</text:span></text:p>
            </draw:text-box>
          </draw:frame>
          <draw:custom-shape draw:style-name="gr20" draw:text-style-name="P22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6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5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43cm" svg:y="7.509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8184326585013cm 7.90698914534851cm)" svg:viewBox="0 0 1377 1320" svg:d="M728 0c1778 0-649 2405-728 721">
          <text:p/>
        </draw:path>
        <draw:frame draw:style-name="gr12" draw:text-style-name="P17" draw:layer="layout" svg:width="0.853cm" svg:height="0.962cm" svg:x="15.4cm" svg:y="6.401cm">
          <draw:text-box>
            <text:p>3</text:p>
          </draw:text-box>
        </draw:frame>
        <draw:frame draw:style-name="gr12" draw:text-style-name="P17" draw:layer="layout" svg:width="0.853cm" svg:height="0.962cm" svg:x="13.4cm" svg:y="6.301cm">
          <draw:text-box>
            <text:p>2</text:p>
          </draw:text-box>
        </draw:fram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line draw:style-name="gr6" draw:text-style-name="P6" draw:layer="layout" svg:x1="2.7cm" svg:y1="9.606cm" svg:x2="20.7cm" svg:y2="9.606cm">
          <text:p/>
        </draw:line>
        <draw:g>
          <draw:custom-shape draw:style-name="gr25" draw:text-style-name="P24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31cm" svg:y="7.416cm">
            <draw:text-box>
              <text:p text:style-name="P11"><text:span text:style-name="T1">a</text:span></text:p>
            </draw:text-box>
          </draw:frame>
        </draw:g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8" draw:id="id8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6" draw:text-style-name="P19" draw:layer="layout" svg:width="2.374cm" svg:height="1.103cm" svg:x="10.164cm" svg:y="12.446cm">
            <draw:text-box>
              <text:p text:style-name="P18"><text:span text:style-name="T2">R</text:span><text:span text:style-name="T2">e</text:span><text:span text:style-name="T2">a</text:span><text:span text:style-name="T2">d</text:span></text:p>
            </draw:text-box>
          </draw:frame>
          <draw:custom-shape draw:style-name="gr27" draw:text-style-name="P20" draw:layer="layout" svg:width="2.574cm" svg:height="1.2cm" svg:x="10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</text:span><text:span text:style-name="T2">ri</text:span><text:span text:style-name="T2">t</text:span><text:span text:style-name="T2">e </text:span><text:span text:style-name="T2">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6.074cm" svg:y1="12.5cm" svg:x2="4.174cm" svg:y2="13.4cm">
          <text:p/>
        </draw:line>
        <draw:g xml:id="id7" draw:id="id7">
          <draw:frame draw:style-name="gr18" draw:text-style-name="P21" draw:layer="layout" svg:width="4.887cm" svg:height="1.103cm" svg:x="8.413cm" svg:y="15.447cm">
            <draw:text-box>
              <text:p text:style-name="P18"><text:span text:style-name="T2">Goto Stat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7" draw:start-glue-point="2" draw:end-shape="id8" draw:end-glue-point="2" svg:d="M10724 16602v2940h-7650v-542" svg:viewBox="0 0 7651 2941">
          <text:p/>
        </draw:connector>
        <draw:frame draw:style-name="gr12" draw:text-style-name="P17" draw:layer="layout" svg:width="1.984cm" svg:height="0.962cm" svg:x="14.7cm" svg:y="11.8cm">
          <draw:text-box>
            <text:p>State</text:p>
          </draw:text-box>
        </draw:frame>
        <draw:frame draw:style-name="gr12" draw:text-style-name="P17" draw:layer="layout" svg:width="2.013cm" svg:height="0.962cm" svg:x="21.401cm" svg:y="7.1cm">
          <draw:text-box>
            <text:p>Head</text:p>
          </draw:text-box>
        </draw:frame>
        <draw:g>
          <draw:frame draw:style-name="gr28" draw:text-style-name="P26" draw:layer="layout" svg:width="2.979cm" svg:height="1.103cm" svg:x="8.407cm" svg:y="7.645cm">
            <draw:text-box>
              <text:p text:style-name="P18"><text:span text:style-name="T2">Move r</text:span></text:p>
            </draw:text-box>
          </draw:frame>
          <draw:custom-shape draw:style-name="gr29" draw:text-style-name="P27" draw:layer="layout" svg:width="3.231cm" svg:height="1.2cm" svg:x="8.2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7.076cm" svg:y="7.646cm">
            <draw:text-box>
              <text:p text:style-name="P18"><text:span text:style-name="T2">M</text:span><text:span text:style-name="T2">o</text:span><text:span text:style-name="T2">v</text:span><text:span text:style-name="T2">e </text:span><text:span text:style-name="T2">l</text:span></text:p>
            </draw:text-box>
          </draw:frame>
          <draw:custom-shape draw:style-name="gr20" draw:text-style-name="P22" draw:layer="layout" svg:width="3.231cm" svg:height="1.2cm" svg:x="16.869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3cm" svg:y1="8.3cm" svg:x2="7.8cm" svg:y2="8.3cm">
          <text:p/>
        </draw:line>
        <draw:frame draw:style-name="gr12" draw:text-style-name="P17" draw:layer="layout" svg:width="0.853cm" svg:height="0.962cm" svg:x="7.547cm" svg:y="8.338cm">
          <draw:text-box>
            <text:p>3</text:p>
          </draw:text-box>
        </draw:frame>
        <draw:line draw:style-name="gr21" draw:text-style-name="P6" draw:layer="layout" svg:x1="11.4cm" svg:y1="8.4cm" svg:x2="13.2cm" svg:y2="8.4cm">
          <text:p/>
        </draw:line>
        <draw:frame draw:style-name="gr12" draw:text-style-name="P17" draw:layer="layout" svg:width="0.853cm" svg:height="0.962cm" svg:x="11.766cm" svg:y="7.322cm">
          <draw:text-box>
            <text:p>4</text:p>
          </draw:text-box>
        </draw:frame>
      </draw:page>
      <draw:page draw:name="page5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10" draw:id="id10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6" draw:text-style-name="P19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17" draw:text-style-name="P20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frame draw:style-name="gr12" draw:text-style-name="P17" draw:layer="layout" svg:width="0.853cm" svg:height="0.962cm" svg:x="7.447cm" svg:y="10.4cm">
          <draw:text-box>
            <text:p>2</text:p>
          </draw:text-box>
        </draw:frame>
        <draw:g xml:id="id9" draw:id="id9">
          <draw:frame draw:style-name="gr18" draw:text-style-name="P21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9" draw:start-glue-point="2" draw:end-shape="id10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g xml:id="id13" draw:id="id13">
          <draw:custom-shape draw:style-name="gr11" draw:text-style-name="P13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12" draw:id="id12">
          <draw:custom-shape draw:style-name="gr7" draw:text-style-name="P7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18" draw:text-style-name="P21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11" draw:start-glue-point="2" draw:end-shape="id12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draw:end-shape="id13" draw:end-glue-point="0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15" draw:id="id15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8" draw:text-style-name="P21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g xml:id="id14" draw:id="id14">
          <draw:frame draw:style-name="gr18" draw:text-style-name="P21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14" draw:start-glue-point="2" draw:end-shape="id15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g>
          <draw:custom-shape draw:style-name="gr11" draw:text-style-name="P13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17" draw:id="id17">
          <draw:custom-shape draw:style-name="gr7" draw:text-style-name="P7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18" draw:text-style-name="P21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16" draw:start-glue-point="2" draw:end-shape="id17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9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32" draw:text-style-name="P30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7.448cm" svg:y="10.4cm">
          <draw:text-box>
            <text:p>2</text:p>
          </draw:text-box>
        </draw:frame>
      </draw:page>
      <draw:page draw:name="page7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19" draw:id="id19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8" draw:text-style-name="P21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9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33" draw:text-style-name="P30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frame draw:style-name="gr12" draw:text-style-name="P17" draw:layer="layout" svg:width="0.853cm" svg:height="0.962cm" svg:x="7.447cm" svg:y="10.4cm">
          <draw:text-box>
            <text:p>2</text:p>
          </draw:text-box>
        </draw:frame>
        <draw:g xml:id="id18" draw:id="id18">
          <draw:frame draw:style-name="gr18" draw:text-style-name="P21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18" draw:start-glue-point="2" draw:end-shape="id19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g>
          <draw:custom-shape draw:style-name="gr11" draw:text-style-name="P13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21" draw:id="id21">
          <draw:custom-shape draw:style-name="gr7" draw:text-style-name="P7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18" draw:text-style-name="P21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0" draw:id="id20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20" draw:start-glue-point="2" draw:end-shape="id21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7" draw:text-style-name="P7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9" draw:text-style-name="P10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7" draw:text-style-name="P7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23" draw:id="id23">
          <draw:custom-shape draw:style-name="gr11" draw:text-style-name="P13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8" draw:text-style-name="P21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9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32" draw:text-style-name="P30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frame draw:style-name="gr12" draw:text-style-name="P17" draw:layer="layout" svg:width="0.853cm" svg:height="0.962cm" svg:x="7.447cm" svg:y="10.4cm">
          <draw:text-box>
            <text:p>2</text:p>
          </draw:text-box>
        </draw:frame>
        <draw:g xml:id="id22" draw:id="id22">
          <draw:frame draw:style-name="gr31" draw:text-style-name="P29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34" draw:text-style-name="P30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22" draw:start-glue-point="2" draw:end-shape="id23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g>
          <draw:custom-shape draw:style-name="gr11" draw:text-style-name="P13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25" draw:id="id25">
          <draw:custom-shape draw:style-name="gr7" draw:text-style-name="P7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18" draw:text-style-name="P21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4" draw:id="id24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24" draw:start-glue-point="2" draw:end-shape="id25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7" draw:text-style-name="P7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11" draw:text-style-name="P13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4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7" draw:text-style-name="P7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25" draw:text-style-name="P2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2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9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32" draw:text-style-name="P30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9" draw:style-name="dp1" draw:master-page-name="Default">
        <draw:custom-shape draw:style-name="gr1" draw:text-style-name="P1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699cm" svg:height="11.839cm" draw:transform="rotate (-1.5707963267949) translate (20.6cm 2.89999999999999cm)" svg:viewBox="0 0 6700 11840" draw:points="100,11840 6700,11840 6700,0 1500,0 0,5840">
          <text:p/>
        </draw:polygon>
        <draw:polygon draw:style-name="gr3" draw:text-style-name="P3" draw:layer="layout" svg:width="6.699cm" svg:height="8.899cm" draw:transform="rotate (-1.5707963267949) translate (11.66cm 2.9cm)" svg:viewBox="0 0 6700 8900" draw:points="100,8900 6700,8900 6700,0 1500,0 0,2900">
          <text:p/>
        </draw:polygon>
        <draw:custom-shape draw:style-name="gr4" draw:text-style-name="P4" draw:layer="layout" svg:width="6cm" svg:height="2cm" svg:x="20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2cm" svg:x="8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14.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2cm" svg:x="2.7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0cm" svg:y1="0.973cm" svg:x2="29.7cm" svg:y2="0.973cm">
          <text:p/>
        </draw:line>
        <draw:line draw:style-name="gr6" draw:text-style-name="P6" draw:layer="layout" svg:x1="0cm" svg:y1="2.973cm" svg:x2="29.7cm" svg:y2="2.973cm">
          <text:p/>
        </draw:line>
        <draw:line draw:style-name="gr6" draw:text-style-name="P6" draw:layer="layout" svg:x1="2.7cm" svg:y1="0.973cm" svg:x2="2.7cm" svg:y2="2.973cm">
          <text:p/>
        </draw:line>
        <draw:line draw:style-name="gr6" draw:text-style-name="P6" draw:layer="layout" svg:x1="8.7cm" svg:y1="0.973cm" svg:x2="8.7cm" svg:y2="2.973cm">
          <text:p/>
        </draw:line>
        <draw:line draw:style-name="gr6" draw:text-style-name="P6" draw:layer="layout" svg:x1="14.7cm" svg:y1="0.973cm" svg:x2="14.7cm" svg:y2="2.973cm">
          <text:p/>
        </draw:line>
        <draw:line draw:style-name="gr6" draw:text-style-name="P6" draw:layer="layout" svg:x1="20.7cm" svg:y1="0.973cm" svg:x2="20.7cm" svg:y2="2.973cm">
          <text:p/>
        </draw:line>
        <draw:line draw:style-name="gr6" draw:text-style-name="P6" draw:layer="layout" svg:x1="26.7cm" svg:y1="0.973cm" svg:x2="26.7cm" svg:y2="2.973cm">
          <text:p/>
        </draw:line>
        <draw:g>
          <draw:custom-shape draw:style-name="gr9" draw:text-style-name="P10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1" draw:layer="layout" svg:width="0.972cm" svg:height="1.195cm" svg:x="6.652cm" svg:y="1.399cm">
            <draw:text-box>
              <text:p text:style-name="P8">1</text:p>
            </draw:text-box>
          </draw:frame>
        </draw:g>
        <draw:g>
          <draw:custom-shape draw:style-name="gr35" draw:text-style-name="P32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33" draw:layer="layout" svg:width="0.972cm" svg:height="1.195cm" svg:x="3.623cm" svg:y="1.421cm">
            <draw:text-box>
              <text:p text:style-name="P11"><text:span text:style-name="T1">0</text:span></text:p>
            </draw:text-box>
          </draw:frame>
        </draw:g>
        <draw:g>
          <draw:custom-shape draw:style-name="gr7" draw:text-style-name="P7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972cm" svg:height="1.195cm" svg:x="12.653cm" svg:y="1.4cm">
            <draw:text-box>
              <text:p text:style-name="P8">1</text:p>
            </draw:text-box>
          </draw:frame>
        </draw:g>
        <draw:g>
          <draw:custom-shape draw:style-name="gr11" draw:text-style-name="P13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4" draw:layer="layout" svg:width="0.972cm" svg:height="1.195cm" svg:x="9.624cm" svg:y="1.422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18.654cm" svg:y="1.401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15.625cm" svg:y="1.423cm">
            <draw:text-box>
              <text:p text:style-name="P11"><text:span text:style-name="T1">0</text:span></text:p>
            </draw:text-box>
          </draw:frame>
        </draw:g>
        <draw:g>
          <draw:custom-shape draw:style-name="gr11" draw:text-style-name="P13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5" draw:layer="layout" svg:width="0.972cm" svg:height="1.195cm" svg:x="24.655cm" svg:y="1.402cm">
            <draw:text-box>
              <text:p text:style-name="P8">1</text:p>
            </draw:text-box>
          </draw:frame>
        </draw:g>
        <draw:g>
          <draw:custom-shape draw:style-name="gr7" draw:text-style-name="P7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972cm" svg:height="1.195cm" svg:x="21.626cm" svg:y="1.424cm">
            <draw:text-box>
              <text:p text:style-name="P11"><text:span text:style-name="T1">0</text:span></text:p>
            </draw:text-box>
          </draw:frame>
        </draw:g>
        <draw:frame draw:style-name="gr12" draw:text-style-name="P14" draw:layer="layout" svg:width="1.213cm" svg:height="1.195cm" svg:x="0.9cm" svg:y="1.573cm">
          <draw:text-box>
            <text:p text:style-name="P11"><text:span text:style-name="T1">...</text:span></text:p>
          </draw:text-box>
        </draw:frame>
        <draw:frame draw:style-name="gr12" draw:text-style-name="P14" draw:layer="layout" svg:width="1.213cm" svg:height="1.195cm" svg:x="26.901cm" svg:y="1.574cm">
          <draw:text-box>
            <text:p text:style-name="P11"><text:span text:style-name="T1">...</text:span></text:p>
          </draw:text-box>
        </draw:frame>
        <draw:path draw:style-name="gr13" draw:text-style-name="P6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13" draw:text-style-name="P6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12" draw:text-style-name="P17" draw:layer="layout" svg:width="1.874cm" svg:height="0.962cm" svg:x="27.3cm" svg:y="0cm">
          <draw:text-box>
            <text:p>Tape</text:p>
          </draw:text-box>
        </draw:frame>
        <draw:line draw:style-name="gr6" draw:text-style-name="P6" draw:layer="layout" svg:x1="8.7cm" svg:y1="3.006cm" svg:x2="11.7cm" svg:y2="4.406cm">
          <text:p/>
        </draw:line>
        <draw:line draw:style-name="gr6" draw:text-style-name="P6" draw:layer="layout" svg:x1="2.7cm" svg:y1="3.006cm" svg:x2="2.7cm" svg:y2="9.606cm">
          <text:p/>
        </draw:line>
        <draw:connector draw:style-name="gr14" draw:text-style-name="P6" draw:layer="layout" draw:type="lines" svg:x1="4.1cm" svg:y1="2.806cm" svg:x2="4.715cm" svg:y2="4.406cm" svg:d="M4100 2806l615 1600" svg:viewBox="0 0 616 1601">
          <text:p/>
        </draw:connector>
        <draw:connector draw:style-name="gr14" draw:text-style-name="P6" draw:layer="layout" draw:type="lines" svg:x1="7.101cm" svg:y1="2.807cm" svg:x2="8.715cm" svg:y2="4.407cm" svg:d="M7101 2807l1614 1600" svg:viewBox="0 0 1615 1601">
          <text:p/>
        </draw:connector>
        <draw:line draw:style-name="gr6" draw:text-style-name="P6" draw:layer="layout" svg:x1="14.7cm" svg:y1="3.006cm" svg:x2="20.7cm" svg:y2="4.406cm">
          <text:p/>
        </draw:line>
        <draw:line draw:style-name="gr15" draw:text-style-name="P6" draw:layer="layout" svg:x1="10.7cm" svg:y1="2.606cm" svg:x2="12.9cm" svg:y2="4.406cm">
          <text:p/>
        </draw:line>
        <draw:line draw:style-name="gr15" draw:text-style-name="P6" draw:layer="layout" svg:x1="13.4cm" svg:y1="2.706cm" svg:x2="17.1cm" svg:y2="4.306cm">
          <text:p/>
        </draw:line>
        <draw:g>
          <draw:custom-shape draw:style-name="gr9" draw:text-style-name="P10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5.097cm" svg:y="17.648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27" draw:id="id27">
          <draw:custom-shape draw:style-name="gr35" draw:text-style-name="P3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33" draw:layer="layout" svg:width="0.925cm" svg:height="1.195cm" svg:x="2.597cm" svg:y="17.648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12" draw:text-style-name="P17" draw:layer="layout" svg:width="0.853cm" svg:height="0.962cm" svg:x="2.654cm" svg:y="16.54cm">
          <draw:text-box>
            <text:p>2</text:p>
          </draw:text-box>
        </draw:frame>
        <draw:g>
          <draw:frame draw:style-name="gr18" draw:text-style-name="P21" draw:layer="layout" svg:width="2.305cm" svg:height="1.103cm" svg:x="10.234cm" svg:y="12.446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24" draw:text-style-name="P22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3.221cm" svg:y="11.446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6.222cm" svg:y="11.447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.281cm" svg:y="13.446cm">
            <draw:text-box>
              <text:p text:style-name="P18"><text:span text:style-name="T2">Writ</text:span><text:span text:style-name="T2">e 0</text:span></text:p>
            </draw:text-box>
          </draw:frame>
          <draw:custom-shape draw:style-name="gr20" draw:text-style-name="P22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7" draw:layer="layout" svg:width="0.853cm" svg:height="0.962cm" svg:x="0.574cm" svg:y="12.6cm">
          <draw:text-box>
            <text:p>2</text:p>
          </draw:text-box>
        </draw:frame>
        <draw:line draw:style-name="gr21" draw:text-style-name="P6" draw:layer="layout" svg:x1="6.074cm" svg:y1="12.5cm" svg:x2="4.174cm" svg:y2="13.4cm">
          <text:p/>
        </draw:line>
        <draw:frame draw:style-name="gr12" draw:text-style-name="P17" draw:layer="layout" svg:width="0.853cm" svg:height="0.962cm" svg:x="7.447cm" svg:y="10.4cm">
          <draw:text-box>
            <text:p>2</text:p>
          </draw:text-box>
        </draw:frame>
        <draw:g xml:id="id26" draw:id="id26">
          <draw:frame draw:style-name="gr18" draw:text-style-name="P21" draw:layer="layout" svg:width="4.887cm" svg:height="1.103cm" svg:x="8.413cm" svg:y="15.447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7.848cm" svg:y1="12.574cm" svg:x2="10.074cm" svg:y2="15.4cm">
          <text:p/>
        </draw:line>
        <draw:connector draw:style-name="gr21" draw:text-style-name="P6" draw:layer="layout" svg:x1="10.724cm" svg:y1="16.602cm" svg:x2="3.074cm" svg:y2="19cm" draw:start-shape="id26" draw:start-glue-point="2" draw:end-shape="id27" draw:end-glue-point="2" svg:d="M10724 16602v2940h-7650v-542" svg:viewBox="0 0 7651 2941">
          <text:p/>
        </draw:connector>
        <draw:frame draw:style-name="gr12" draw:text-style-name="P17" draw:layer="layout" svg:width="0.853cm" svg:height="0.962cm" svg:x="13.274cm" svg:y="15.1cm">
          <draw:text-box>
            <text:p>3</text:p>
          </draw:text-box>
        </draw:frame>
        <draw:g>
          <draw:line draw:style-name="gr6" draw:text-style-name="P6" draw:layer="layout" svg:x1="11.201cm" svg:y1="12.312cm" svg:x2="11.201cm" svg:y2="6.212cm">
            <text:p/>
          </draw:line>
          <draw:line draw:style-name="gr21" draw:text-style-name="P6" draw:layer="layout" svg:x1="11.201cm" svg:y1="6.212cm" svg:x2="5.901cm" svg:y2="5.512cm">
            <text:p/>
          </draw:line>
          <draw:line draw:style-name="gr21" draw:text-style-name="P6" draw:layer="layout" svg:x1="11.201cm" svg:y1="6.212cm" svg:x2="10.301cm" svg:y2="5.512cm">
            <text:p/>
          </draw:line>
          <draw:line draw:style-name="gr21" draw:text-style-name="P6" draw:layer="layout" svg:x1="11.202cm" svg:y1="6.213cm" svg:x2="12.101cm" svg:y2="5.512cm">
            <text:p/>
          </draw:line>
          <draw:line draw:style-name="gr21" draw:text-style-name="P6" draw:layer="layout" svg:x1="11.202cm" svg:y1="6.214cm" svg:x2="16.201cm" svg:y2="5.512cm">
            <text:p/>
          </draw:line>
        </draw:g>
        <draw:line draw:style-name="gr21" draw:text-style-name="P6" draw:layer="layout" svg:x1="3.501cm" svg:y1="5.512cm" svg:x2="3.501cm" svg:y2="11.312cm">
          <text:p/>
        </draw:line>
        <draw:line draw:style-name="gr21" draw:text-style-name="P6" draw:layer="layout" svg:x1="13.601cm" svg:y1="5.512cm" svg:x2="5.301cm" svg:y2="11.412cm">
          <text:p/>
        </draw:line>
        <draw:line draw:style-name="gr21" draw:text-style-name="P6" draw:layer="layout" svg:x1="7.501cm" svg:y1="5.486cm" svg:x2="7.501cm" svg:y2="11.286cm">
          <text:p/>
        </draw:line>
        <draw:line draw:style-name="gr21" draw:text-style-name="P6" draw:layer="layout" svg:x1="16.628cm" svg:y1="5.486cm" svg:x2="8.328cm" svg:y2="11.386cm">
          <text:p/>
        </draw:line>
        <draw:connector draw:style-name="gr21" draw:text-style-name="P6" draw:layer="layout" svg:x1="1.101cm" svg:y1="13.913cm" svg:x2="3.301cm" svg:y2="1.912cm" svg:d="M1101 13913h-554v-12001h2754" svg:viewBox="0 0 2755 12002">
          <text:p/>
        </draw:connector>
        <draw:line draw:style-name="gr21" draw:text-style-name="P6" draw:layer="layout" svg:x1="7.9cm" svg:y1="11.4cm" svg:x2="9.001cm" svg:y2="8.812cm">
          <text:p/>
        </draw:line>
        <draw:frame draw:style-name="gr12" draw:text-style-name="P17" draw:layer="layout" svg:width="1.984cm" svg:height="0.962cm" svg:x="26.301cm" svg:y="9.027cm">
          <draw:text-box>
            <text:p>State</text:p>
          </draw:text-box>
        </draw:frame>
        <draw:g>
          <draw:custom-shape draw:style-name="gr35" draw:text-style-name="P32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33" draw:layer="layout" svg:width="0.972cm" svg:height="1.195cm" svg:x="20.13cm" svg:y="17.741cm">
            <draw:text-box>
              <text:p text:style-name="P11"><text:span text:style-name="T1">a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29" draw:id="id29">
          <draw:custom-shape draw:style-name="gr9" draw:text-style-name="P10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25cm" svg:height="1.195cm" svg:x="17.63cm" svg:y="17.741cm">
            <draw:text-box>
              <text:p text:style-name="P11"><text:span text:style-name="T1">s</text:span></text:p>
            </draw:text-box>
          </draw:frame>
        </draw:g>
        <draw:frame draw:style-name="gr12" draw:text-style-name="P17" draw:layer="layout" svg:width="0.853cm" svg:height="0.962cm" svg:x="17.687cm" svg:y="16.633cm">
          <draw:text-box>
            <text:p>2</text:p>
          </draw:text-box>
        </draw:frame>
        <draw:g>
          <draw:frame draw:style-name="gr31" draw:text-style-name="P29" draw:layer="layout" svg:width="2.305cm" svg:height="1.103cm" svg:x="25.267cm" svg:y="12.539cm">
            <draw:text-box>
              <text:p text:style-name="P18"><text:span text:style-name="T2">Rea</text:span><text:span text:style-name="T2">d</text:span></text:p>
            </draw:text-box>
          </draw:frame>
          <draw:custom-shape draw:style-name="gr37" draw:text-style-name="P30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8" draw:id="id28">
          <draw:frame draw:style-name="gr18" draw:text-style-name="P21" draw:layer="layout" svg:width="4.887cm" svg:height="1.103cm" svg:x="23.446cm" svg:y="15.54cm">
            <draw:text-box>
              <text:p text:style-name="P18"><text:span text:style-name="T2">Goto </text:span><text:span text:style-name="T2">Stat</text:span><text:span text:style-name="T2">e ‘x’</text:span></text:p>
            </draw:text-box>
          </draw:frame>
          <draw:custom-shape draw:style-name="gr22" draw:text-style-name="P22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1" draw:text-style-name="P6" draw:layer="layout" svg:x1="25.757cm" svg:y1="16.695cm" svg:x2="18.107cm" svg:y2="19.093cm" draw:start-shape="id28" draw:start-glue-point="2" draw:end-shape="id29" draw:end-glue-point="2" svg:d="M25757 16695v2940h-7650v-542" svg:viewBox="0 0 7651 2941">
          <text:p/>
        </draw:connector>
        <draw:path draw:style-name="gr13" draw:text-style-name="P6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18" draw:text-style-name="P21" draw:layer="layout" svg:width="2.121cm" svg:height="1.103cm" svg:x="18.22cm" svg:y="11.447cm">
            <draw:text-box>
              <text:p text:style-name="P18"><text:span text:style-name="T2">get 0</text:span></text:p>
            </draw:text-box>
          </draw:frame>
          <draw:custom-shape draw:style-name="gr19" draw:text-style-name="P22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121cm" svg:height="1.103cm" svg:x="21.221cm" svg:y="11.448cm">
            <draw:text-box>
              <text:p text:style-name="P18"><text:span text:style-name="T2">get 1</text:span></text:p>
            </draw:text-box>
          </draw:frame>
          <draw:custom-shape draw:style-name="gr19" draw:text-style-name="P22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cm" svg:y="13.447cm">
            <draw:text-box>
              <text:p text:style-name="P18"><text:span text:style-name="T2">Writ</text:span><text:span text:style-name="T2">e 1</text:span></text:p>
            </draw:text-box>
          </draw:frame>
          <draw:custom-shape draw:style-name="gr20" draw:text-style-name="P22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21.073cm" svg:y1="12.501cm" svg:x2="19.173cm" svg:y2="13.401cm">
          <text:p/>
        </draw:line>
        <draw:line draw:style-name="gr21" draw:text-style-name="P6" draw:layer="layout" svg:x1="22.847cm" svg:y1="12.575cm" svg:x2="25.073cm" svg:y2="15.401cm">
          <text:p/>
        </draw:line>
        <draw:g>
          <draw:connector draw:style-name="gr21" draw:text-style-name="P6" draw:layer="layout" draw:line-skew="-0.491cm" svg:x1="13.4cm" svg:y1="16.029cm" svg:x2="20.607cm" svg:y2="17.493cm" svg:d="M13400 16029v-29h7207v1493" svg:viewBox="0 0 7208 1494">
            <text:p/>
          </draw:connector>
          <draw:line draw:style-name="gr21" draw:text-style-name="P6" draw:layer="layout" svg:x1="20.6cm" svg:y1="16cm" svg:x2="26.6cm" svg:y2="13.727cm">
            <text:p/>
          </draw:line>
        </draw:g>
        <draw:frame draw:style-name="gr12" draw:text-style-name="P17" draw:layer="layout" svg:width="0.853cm" svg:height="0.962cm" svg:x="10.801cm" svg:y="16.8cm">
          <draw:text-box>
            <text:p>2</text:p>
          </draw:text-box>
        </draw:frame>
        <draw:frame draw:style-name="gr12" draw:text-style-name="P17" draw:layer="layout" svg:width="0.853cm" svg:height="0.962cm" svg:x="25.716cm" svg:y="16.748cm">
          <draw:text-box>
            <text:p>2</text:p>
          </draw:text-box>
        </draw:frame>
        <draw:line draw:style-name="gr6" draw:text-style-name="P6" draw:layer="layout" svg:x1="11.674cm" svg:y1="4.407cm" svg:x2="11.674cm" svg:y2="9.607cm">
          <text:p/>
        </draw:line>
        <draw:g>
          <draw:custom-shape draw:style-name="gr9" draw:text-style-name="P10" draw:layer="layout" svg:width="1.6cm" svg:height="1.6cm" svg:x="3.982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72cm" svg:height="1.195cm" svg:x="4.305cm" svg:y="7.422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0.853cm" svg:height="0.962cm" svg:x="4.374cm" svg:y="6.307cm">
          <draw:text-box>
            <text:p>2</text:p>
          </draw:text-box>
        </draw:frame>
        <draw:line draw:style-name="gr6" draw:text-style-name="P6" draw:layer="layout" svg:x1="2.674cm" svg:y1="9.607cm" svg:x2="11.674cm" svg:y2="9.607cm">
          <text:p/>
        </draw:line>
        <draw:path draw:style-name="gr13" draw:text-style-name="P6" draw:layer="layout" svg:width="1.376cm" svg:height="1.319cm" draw:transform="skewX (-0.126536370769589) rotate (2.29353717004575) translate (4.81143265850128cm 7.78798914534851cm)" svg:viewBox="0 0 1377 1320" svg:d="M728 0c1778 0-649 2405-728 721">
          <text:p/>
        </draw:path>
        <draw:g>
          <draw:frame draw:style-name="gr12" draw:text-style-name="P17" draw:layer="layout" svg:width="0.853cm" svg:height="0.962cm" svg:x="6.574cm" svg:y="6.407cm">
            <draw:text-box>
              <text:p>3</text:p>
            </draw:text-box>
          </draw:frame>
          <draw:g>
            <draw:custom-shape draw:style-name="gr35" draw:text-style-name="P32" draw:layer="layout" svg:width="1.6cm" svg:height="1.6cm" svg:x="6.194cm" svg:y="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6" draw:text-style-name="P33" draw:layer="layout" svg:width="0.925cm" svg:height="1.195cm" svg:x="6.517cm" svg:y="7.515cm">
              <draw:text-box>
                <text:p text:style-name="P11"><text:span text:style-name="T1">s</text:span></text:p>
              </draw:text-box>
            </draw:frame>
          </draw:g>
          <draw:path draw:style-name="gr13" draw:text-style-name="P6" draw:layer="layout" svg:width="1.376cm" svg:height="1.319cm" draw:transform="skewX (-0.126536370769589) rotate (2.29353717004575) translate (7.02343265850128cm 7.88098914534851cm)" svg:viewBox="0 0 1377 1320" svg:d="M728 0c1778 0-649 2405-728 721">
            <text:p/>
          </draw:path>
        </draw:g>
        <draw:line draw:style-name="gr6" draw:text-style-name="P6" draw:layer="layout" svg:x1="20.674cm" svg:y1="4.407cm" svg:x2="20.674cm" svg:y2="9.607cm">
          <text:p/>
        </draw:line>
        <draw:path draw:style-name="gr13" draw:text-style-name="P6" draw:layer="layout" svg:width="1.376cm" svg:height="1.319cm" draw:transform="skewX (-0.126536370769589) rotate (2.29353717004575) translate (13.7804326585013cm 7.81498914534851cm)" svg:viewBox="0 0 1377 1320" svg:d="M728 0c1778 0-649 2405-728 721">
          <text:p/>
        </draw:path>
        <draw:g>
          <draw:custom-shape draw:style-name="gr9" draw:text-style-name="P10" draw:layer="layout" svg:width="1.6cm" svg:height="1.6cm" svg:x="14.994cm" svg:y="7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925cm" svg:height="1.195cm" svg:x="15.317cm" svg:y="7.51cm">
            <draw:text-box>
              <text:p text:style-name="P11"><text:span text:style-name="T1">s</text:span></text:p>
            </draw:text-box>
          </draw:frame>
        </draw:g>
        <draw:path draw:style-name="gr13" draw:text-style-name="P6" draw:layer="layout" svg:width="1.376cm" svg:height="1.319cm" draw:transform="skewX (-0.126536370769589) rotate (2.29353717004575) translate (15.7924326585013cm 7.90798914534851cm)" svg:viewBox="0 0 1377 1320" svg:d="M728 0c1778 0-649 2405-728 721">
          <text:p/>
        </draw:path>
        <draw:frame draw:style-name="gr12" draw:text-style-name="P17" draw:layer="layout" svg:width="0.853cm" svg:height="0.962cm" svg:x="15.374cm" svg:y="6.402cm">
          <draw:text-box>
            <text:p>3</text:p>
          </draw:text-box>
        </draw:frame>
        <draw:frame draw:style-name="gr12" draw:text-style-name="P17" draw:layer="layout" svg:width="0.853cm" svg:height="0.962cm" svg:x="13.374cm" svg:y="6.302cm">
          <draw:text-box>
            <text:p>2</text:p>
          </draw:text-box>
        </draw:frame>
        <draw:line draw:style-name="gr6" draw:text-style-name="P6" draw:layer="layout" svg:x1="2.674cm" svg:y1="9.607cm" svg:x2="20.674cm" svg:y2="9.607cm">
          <text:p/>
        </draw:line>
        <draw:g>
          <draw:custom-shape draw:style-name="gr38" draw:text-style-name="P34" draw:layer="layout" svg:width="1.6cm" svg:height="1.6cm" svg:x="12.982cm" svg:y="7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35" draw:layer="layout" svg:width="0.972cm" svg:height="1.195cm" svg:x="13.305cm" svg:y="7.417cm">
            <draw:text-box>
              <text:p text:style-name="P11"><text:span text:style-name="T1">a</text:span></text:p>
            </draw:text-box>
          </draw:frame>
        </draw:g>
        <draw:frame draw:style-name="gr12" draw:text-style-name="P17" draw:layer="layout" svg:width="2.013cm" svg:height="0.962cm" svg:x="21.375cm" svg:y="7.101cm">
          <draw:text-box>
            <text:p>Head</text:p>
          </draw:text-box>
        </draw:frame>
        <draw:g>
          <draw:frame draw:style-name="gr18" draw:text-style-name="P21" draw:layer="layout" svg:width="2.979cm" svg:height="1.103cm" svg:x="17.05cm" svg:y="7.647cm">
            <draw:text-box>
              <text:p text:style-name="P18"><text:span text:style-name="T2">Mov</text:span><text:span text:style-name="T2">e l</text:span></text:p>
            </draw:text-box>
          </draw:frame>
          <draw:custom-shape draw:style-name="gr20" draw:text-style-name="P22" draw:layer="layout" svg:width="3.231cm" svg:height="1.2cm" svg:x="16.843cm" svg:y="7.6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" draw:text-style-name="P6" draw:layer="layout" svg:x1="8.274cm" svg:y1="8.301cm" svg:x2="7.774cm" svg:y2="8.301cm">
          <text:p/>
        </draw:line>
        <draw:frame draw:style-name="gr12" draw:text-style-name="P17" draw:layer="layout" svg:width="0.853cm" svg:height="0.962cm" svg:x="7.521cm" svg:y="8.339cm">
          <draw:text-box>
            <text:p>3</text:p>
          </draw:text-box>
        </draw:frame>
        <draw:line draw:style-name="gr21" draw:text-style-name="P6" draw:layer="layout" svg:x1="11.374cm" svg:y1="8.401cm" svg:x2="13.174cm" svg:y2="8.401cm">
          <text:p/>
        </draw:line>
        <draw:frame draw:style-name="gr12" draw:text-style-name="P17" draw:layer="layout" svg:width="0.853cm" svg:height="0.962cm" svg:x="11.74cm" svg:y="7.323cm">
          <draw:text-box>
            <text:p>4</text:p>
          </draw:text-box>
        </draw:frame>
        <draw:g>
          <draw:frame draw:style-name="gr18" draw:text-style-name="P21" draw:layer="layout" svg:width="2.979cm" svg:height="1.103cm" svg:x="3.281cm" svg:y="4.452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3.074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7.281cm" svg:y="4.453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7.074cm" svg:y="4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2.281cm" svg:y="4.447cm">
            <draw:text-box>
              <text:p text:style-name="P18"><text:span text:style-name="T2">Rea</text:span><text:span text:style-name="T2">d 0</text:span></text:p>
            </draw:text-box>
          </draw:frame>
          <draw:custom-shape draw:style-name="gr20" draw:text-style-name="P22" draw:layer="layout" svg:width="3.231cm" svg:height="1.2cm" svg:x="12.074cm" svg:y="4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16.281cm" svg:y="4.448cm">
            <draw:text-box>
              <text:p text:style-name="P18"><text:span text:style-name="T2">Rea</text:span><text:span text:style-name="T2">d 1</text:span></text:p>
            </draw:text-box>
          </draw:frame>
          <draw:custom-shape draw:style-name="gr20" draw:text-style-name="P22" draw:layer="layout" svg:width="3.231cm" svg:height="1.2cm" svg:x="16.074cm" svg:y="4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8" draw:text-style-name="P21" draw:layer="layout" svg:width="2.979cm" svg:height="1.103cm" svg:x="8.381cm" svg:y="7.646cm">
            <draw:text-box>
              <text:p text:style-name="P18"><text:span text:style-name="T2">Mov</text:span><text:span text:style-name="T2">e r</text:span></text:p>
            </draw:text-box>
          </draw:frame>
          <draw:custom-shape draw:style-name="gr20" draw:text-style-name="P22" draw:layer="layout" svg:width="3.231cm" svg:height="1.2cm" svg:x="8.174cm" svg:y="7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0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09:05:22.668280767</meta:creation-date>
    <dc:date>2017-06-01T12:27:43.649833660</dc:date>
    <meta:editing-duration>PT20M</meta:editing-duration>
    <meta:editing-cycles>6</meta:editing-cycles>
    <meta:generator>LibreOffice/5.1.6.2$Linux_X86_64 LibreOffice_project/10m0$Build-2</meta:generator>
    <meta:document-statistic meta:object-count="1361"/>
  </office:meta>
</office:document-meta>
</file>